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73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5.398cm" style:use-optimal-column-width="false" fo:break-before="auto"/>
    </style:style>
    <style:style style:family="table-column" style:name="co3">
      <style:table-column-properties style:column-width="7.912cm" style:use-optimal-column-width="false" fo:break-before="auto"/>
    </style:style>
    <style:style style:family="table-column" style:name="co4">
      <style:table-column-properties style:column-width="7.912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font-family="Liberation Sans" fo:font-size="10pt" style:text-underline-type="none"/>
    </style:style>
    <style:style style:family="text" style:name="T8">
      <style:text-properties fo:font-family="Liberation Sans" fo:font-size="10pt" style:text-underline-type="none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font-family="Liberation Sans" fo:font-size="10pt" style:text-underline-type="none"/>
    </style:style>
    <style:style style:family="text" style:name="T10">
      <style:text-properties fo:font-family="Liberation Sans" fo:font-size="10pt" style:text-underline-type="none"/>
    </style:style>
    <style:style style:family="table-row" style:name="ro7">
      <style:table-row-properties style:row-height="12.8pt" style:use-optimal-row-height="false" fo:break-before="auto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able-row" style:name="ro8">
      <style:table-row-properties style:row-height="12.8pt" style:use-optimal-row-height="false" fo:break-before="auto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able-row" style:name="ro9">
      <style:table-row-properties style:row-height="12.8pt" style:use-optimal-row-height="false" fo:break-before="auto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able-row" style:name="ro10">
      <style:table-row-properties style:row-height="12.8pt" style:use-optimal-row-height="false" fo:break-before="auto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able-row" style:name="ro11">
      <style:table-row-properties style:row-height="12.8pt" style:use-optimal-row-height="false" fo:break-before="auto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able-row" style:name="ro12">
      <style:table-row-properties style:row-height="12.8pt" style:use-optimal-row-height="false" fo:break-before="auto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able-row" style:name="ro13">
      <style:table-row-properties style:row-height="12.8pt" style:use-optimal-row-height="false" fo:break-before="auto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able-row" style:name="ro14">
      <style:table-row-properties style:row-height="12.8pt" style:use-optimal-row-height="false" fo:break-before="auto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able-row" style:name="ro15">
      <style:table-row-properties style:row-height="12.8pt" style:use-optimal-row-height="false" fo:break-before="auto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able-row" style:name="ro16">
      <style:table-row-properties style:row-height="12.8pt" style:use-optimal-row-height="false" fo:break-before="auto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able-row" style:name="ro17">
      <style:table-row-properties style:row-height="12.8pt" style:use-optimal-row-height="false" fo:break-before="auto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able-row" style:name="ro18">
      <style:table-row-properties style:row-height="12.8pt" style:use-optimal-row-height="false" fo:break-before="auto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able-row" style:name="ro19">
      <style:table-row-properties style:row-height="12.8pt" style:use-optimal-row-height="false" fo:break-before="auto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able-row" style:name="ro20">
      <style:table-row-properties style:row-height="12.8pt" style:use-optimal-row-height="false" fo:break-before="auto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able-row" style:name="ro21">
      <style:table-row-properties style:row-height="12.8pt" style:use-optimal-row-height="false" fo:break-before="auto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able-row" style:name="ro22">
      <style:table-row-properties style:row-height="12.8pt" style:use-optimal-row-height="false" fo:break-before="auto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able-row" style:name="ro23">
      <style:table-row-properties style:row-height="12.8pt" style:use-optimal-row-height="false" fo:break-before="auto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able-row" style:name="ro24">
      <style:table-row-properties style:row-height="12.8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able-row" style:name="ro25">
      <style:table-row-properties style:row-height="12.8pt" style:use-optimal-row-height="false" fo:break-before="auto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able-row" style:name="ro26">
      <style:table-row-properties style:row-height="12.8pt" style:use-optimal-row-height="false" fo:break-before="auto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able-row" style:name="ro27">
      <style:table-row-properties style:row-height="12.8pt" style:use-optimal-row-height="false" fo:break-before="auto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able-row" style:name="ro28">
      <style:table-row-properties style:row-height="12.8pt" style:use-optimal-row-height="false" fo:break-before="auto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</office:automatic-styles>
  <office:body>
    <office:spreadsheet>
      <table:table table:name="res" table:style-name="ta1">
        <table:table-column table:style-name="co2" table:default-cell-style-name="Default"/>
        <table:table-column table:style-name="co3" table:default-cell-style-name="Default"/>
        <table:table-column table:number-columns-repeated="1022" table:style-name="co4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citekey</text:span></text:p>
          </table:table-cell>
          <table:table-cell office:value-type="string">
            <text:p><text:span text:style-name="T2">contents</text:span></text:p>
          </table:table-cell>
          <table:table-cell table:number-columns-repeated="1024"/>
        </table:table-row>
        <table:table-row table:style-name="ro3">
          <table:table-cell office:value-type="string">
            <text:p><text:span text:style-name="T3">Anshel1999</text:span></text:p>
          </table:table-cell>
          <table:table-cell office:value-type="string">
            <text:p><text:span text:style-name="T4">Anshel I., Anshel M., Goldfeld D. An algebraic method for public-key cryptography // Mathematical Research Letters. — 1999. — Т. 6, № 3. — С. 287—291. — DOI: 10.4310/mrl.1999.v6.n3.a3.</text:span></text:p>
          </table:table-cell>
          <table:table-cell table:number-columns-repeated="1024"/>
        </table:table-row>
        <table:table-row table:style-name="ro4">
          <table:table-cell office:value-type="string">
            <text:p><text:span text:style-name="T5">Fine2011</text:span></text:p>
          </table:table-cell>
          <table:table-cell office:value-type="string">
            <text:p><text:span text:style-name="T6">Aspects of Nonabelian Group Based Cryptography: A Survey and Open Problems / B. Fine [и др.] // arXiv.org, e-Print Archive Mathematics. — 2011. — DOI: 10.48550/ARXIV.1103.4093. — URL: https://arxiv. org/abs/1103.4093v2 (дата обр. 06.04.2023).</text:span></text:p>
          </table:table-cell>
          <table:table-cell table:number-columns-repeated="1024"/>
        </table:table-row>
        <table:table-row table:style-name="ro5">
          <table:table-cell office:value-type="string">
            <text:p><text:span text:style-name="T7">Bezverkhnij1999</text:span></text:p>
          </table:table-cell>
          <table:table-cell office:value-type="string">
            <text:p><text:span text:style-name="T8">Bezverkhnij N. V. On the solvability of the general word problem for a cyclic subgroup of a group with condition C(6) // Fundam. Prikl. Mat. — 1999. — Т. 5, № 1. — С. 39—46. — ISSN 1560-5159. — URL: mech.math. msu.su/~fpm/eng/99/991/99102h.htm.</text:span></text:p>
          </table:table-cell>
          <table:table-cell table:number-columns-repeated="1024"/>
        </table:table-row>
        <table:table-row table:style-name="ro6">
          <table:table-cell office:value-type="string">
            <text:p><text:span text:style-name="T9">Bezverkhniy2019</text:span></text:p>
          </table:table-cell>
          <table:table-cell office:value-type="string">
            <text:p><text:span text:style-name="T10">Bezverkhniy N. V., Nikitina M. V. Asymmetric Secret Key Transfer Scheme over an Open Channel in K-Deterministic Groups with the Conditions C (3)–T (6) // Mathematics and Mathematical Modeling. — 2019. — Янв. — № 6. — С. 88—111. — DOI: 10.24108/mathm.0618.0000151.</text:span></text:p>
          </table:table-cell>
          <table:table-cell table:number-columns-repeated="1024"/>
        </table:table-row>
        <table:table-row table:style-name="ro7">
          <table:table-cell office:value-type="string">
            <text:p><text:span text:style-name="T11">Bigdely2013</text:span></text:p>
          </table:table-cell>
          <table:table-cell office:value-type="string">
            <text:p><text:span text:style-name="T12">Bigdely H. Subgroup theorems in relatively hyperbolic groups and small- cancellation theory : дис. . . . канд. / Bigdely Hadi. — McGill University, 2013. — URL: https : / / escholarship . mcgill . ca / concern / theses / 4j03d3299.</text:span></text:p>
          </table:table-cell>
          <table:table-cell table:number-columns-repeated="1024"/>
        </table:table-row>
        <table:table-row table:style-name="ro8">
          <table:table-cell office:value-type="string">
            <text:p><text:span text:style-name="T13">Bishop2020</text:span></text:p>
          </table:table-cell>
          <table:table-cell office:value-type="string">
            <text:p><text:span text:style-name="T14">Bishop A., Ferov M. Density of Metric Small Cancellation in Finitely Presented Groups // journal of Groups, complexity, cryptology. — 2020. — Сент. — Т. Volume 12, Issue 2. — DOI: 10.46298/jgcc.2020.12.2.6200.</text:span></text:p>
          </table:table-cell>
          <table:table-cell table:number-columns-repeated="1024"/>
        </table:table-row>
        <table:table-row table:style-name="ro9">
          <table:table-cell office:value-type="string">
            <text:p><text:span text:style-name="T15">Blackburn2009</text:span></text:p>
          </table:table-cell>
          <table:table-cell office:value-type="string">
            <text:p><text:span text:style-name="T16">Blackburn S. R., Cid C., Mullan C. Group theory in cryptography // arXiv.org, e-Print Archive Mathematics. — 2009. — Июнь. — DOI: 10. 48550/ARXIV.0906.5545. — arXiv: 0906.5545 [math.GR]. — URL: http: //arxiv.org/abs/0906.5545v2 (дата обр. 18.04.2023).</text:span></text:p>
          </table:table-cell>
          <table:table-cell table:number-columns-repeated="1024"/>
        </table:table-row>
        <table:table-row table:style-name="ro10">
          <table:table-cell office:value-type="string">
            <text:p><text:span text:style-name="T17">Coulon2013</text:span></text:p>
          </table:table-cell>
          <table:table-cell office:value-type="string">
            <text:p><text:span text:style-name="T18">Coulon R. Small cancellation theory and Burnside problem // Internat. J. Algebra Comput. 24 (2014), no. 3, 251-345. — 2013. — 27 февр. — Т. 24, № 03. — С. 251—345. — DOI: 10.1142/s0218196714500143. — arXiv: 1302.6933 [math.GR].</text:span></text:p>
          </table:table-cell>
          <table:table-cell table:number-columns-repeated="1024"/>
        </table:table-row>
        <table:table-row table:style-name="ro11">
          <table:table-cell office:value-type="string">
            <text:p><text:span text:style-name="T19">Coulon2019</text:span></text:p>
          </table:table-cell>
          <table:table-cell office:value-type="string">
            <text:p><text:span text:style-name="T20">Coulon R., Gruber D. Small cancellation theory over Burnside groups // Advances in Mathematics. — 2019. — Сент. — Т. 353. — С. 722—775. — DOI: 10.1016/j.aim.2019.05.029.</text:span></text:p>
          </table:table-cell>
          <table:table-cell table:number-columns-repeated="1024"/>
        </table:table-row>
        <table:table-row table:style-name="ro12">
          <table:table-cell office:value-type="string">
            <text:p><text:span text:style-name="T21">Flores2016</text:span></text:p>
          </table:table-cell>
          <table:table-cell office:value-type="string">
            <text:p><text:span text:style-name="T22">Flores R., Kahrobaei D. Cryptography with right-angled Artin groups // arXiv.org, e-Print Archive Mathematics. — 2016. — DOI: 10 . 48550 / ARXIV.1610.06495. — URL: https://arxiv.org/abs/1610.06495v3 (дата обр. 06.04.2023).</text:span></text:p>
          </table:table-cell>
          <table:table-cell table:number-columns-repeated="1024"/>
        </table:table-row>
        <table:table-row table:style-name="ro13">
          <table:table-cell office:value-type="string">
            <text:p><text:span text:style-name="T23">Gromov1987</text:span></text:p>
          </table:table-cell>
          <table:table-cell office:value-type="string">
            <text:p><text:span text:style-name="T24">Gromov M. Hyperbolic groups // Essays in Group Theory / под ред. M. L. Green. — Germany : Springer New York, 1987. — Гл. 8.2. С. 75—265. — ISBN 0-387-96618-8. 1</text:span></text:p>
          </table:table-cell>
          <table:table-cell table:number-columns-repeated="1024"/>
        </table:table-row>
        <table:table-row table:style-name="ro14">
          <table:table-cell office:value-type="string">
            <text:p><text:span text:style-name="T25">Gruber2014</text:span></text:p>
          </table:table-cell>
          <table:table-cell office:value-type="string">
            <text:p><text:span text:style-name="T26">Gruber D. Groups with graphical C(6) and C(7) small cancellation presentations // Transactions of the American Mathematical Society. — 2014. — Июль. — Т. 367, № 3. — С. 2051—2078. — DOI: 10 . 1090 / s0002 - 9947 - 2014 - 06198-9.</text:span></text:p>
          </table:table-cell>
          <table:table-cell table:number-columns-repeated="1024"/>
        </table:table-row>
        <table:table-row table:style-name="ro15">
          <table:table-cell office:value-type="string">
            <text:p><text:span text:style-name="T27">Habeeb2012</text:span></text:p>
          </table:table-cell>
          <table:table-cell office:value-type="string">
            <text:p><text:span text:style-name="T28">Habeeb M., Kahrobaei D., Shpilrain V. A Secret Sharing Scheme Based on Group Presentations and the Word Problem. — 2012. — Май. — DOI: 10.48550/ARXIV.1205.0157. — arXiv: 1205.0157 [cs.CR].</text:span></text:p>
          </table:table-cell>
          <table:table-cell table:number-columns-repeated="1024"/>
        </table:table-row>
        <table:table-row table:style-name="ro16">
          <table:table-cell office:value-type="string">
            <text:p><text:span text:style-name="T29">Hasapis2015</text:span></text:p>
          </table:table-cell>
          <table:table-cell office:value-type="string">
            <text:p><text:span text:style-name="T30">Hasapis S. D., Panagopoulos D., Raptis E. A Survey of Group-based Cryptography // Journal of Applied Mathematics &amp; Bioinformatics. — 2015. — Т. 5, № 3. — С. 73—96. — URL: https : / / scholar . google . hk/citations?view_op=view_citation&amp;hl=en&amp;user=rKbU2GYAAAAJ&amp; citation_for_view=rKbU2GYAAAAJ:d1gkVwhDpl0C.</text:span></text:p>
          </table:table-cell>
          <table:table-cell table:number-columns-repeated="1024"/>
        </table:table-row>
        <table:table-row table:style-name="ro17">
          <table:table-cell office:value-type="string">
            <text:p><text:span text:style-name="T31">Hull2016</text:span></text:p>
          </table:table-cell>
          <table:table-cell office:value-type="string">
            <text:p><text:span text:style-name="T32">Hull M. Small cancellation in acylindrically hyperbolic groups // Groups, Geometry, and Dynamics. — 2016. — Т. 10, № 4. — С. 1077—1119. — DOI: 10.4171/ggd/377. — URL: https://arxiv.org/abs/1308.4345.</text:span></text:p>
          </table:table-cell>
          <table:table-cell table:number-columns-repeated="1024"/>
        </table:table-row>
        <table:table-row table:style-name="ro18">
          <table:table-cell office:value-type="string">
            <text:p><text:span text:style-name="T33">Kalkan2014</text:span></text:p>
          </table:table-cell>
          <table:table-cell office:value-type="string">
            <text:p><text:span text:style-name="T34">Kalkan M. On the Group Based Cryptography // Journal of Mathematics and System Science. — 2014. — Нояб. — Т. 4. — С. 710—714.</text:span></text:p>
          </table:table-cell>
          <table:table-cell table:number-columns-repeated="1024"/>
        </table:table-row>
        <table:table-row table:style-name="ro19">
          <table:table-cell office:value-type="string">
            <text:p><text:span text:style-name="T35">Lee2020</text:span></text:p>
          </table:table-cell>
          <table:table-cell office:value-type="string">
            <text:p><text:span text:style-name="T36">Lee Y., Wong D. C., Yap W.-S. Encryption Scheme using Non-Abelian Group based on Conjugacy Search Problem. — 11.2020. — DOI: 10.32802/ asmscj.2020.sm26(5.11). — URL: https://www.semanticscholar. org/paper/Encryption- Scheme- using- Non- Abelian- Group- based- on-Lee-Wong/cc9eae29801568b71644293005d54d9191cfaedd (дата обр. 18.04.2023).</text:span></text:p>
          </table:table-cell>
          <table:table-cell table:number-columns-repeated="1024"/>
        </table:table-row>
        <table:table-row table:style-name="ro20">
          <table:table-cell office:value-type="string">
            <text:p><text:span text:style-name="T37">Myasnikov2008</text:span></text:p>
          </table:table-cell>
          <table:table-cell office:value-type="string">
            <text:p><text:span text:style-name="T38">Myasnikov A., Shpilrain V., Ushakov A. Group-Based Cryptography. — 1.- е изд. — Birkhauser Verlag, 2008. — С. 1—183. — ISBN 9783764388270. — DOI: https://doi.org/10.1007/978-3-7643-8827-0. — URL: https: //link.springer.com/book/10.1007/978-3-7643-8827-0.</text:span></text:p>
          </table:table-cell>
          <table:table-cell table:number-columns-repeated="1024"/>
        </table:table-row>
        <table:table-row table:style-name="ro21">
          <table:table-cell office:value-type="string">
            <text:p><text:span text:style-name="T39">Shpilrain2018</text:span></text:p>
          </table:table-cell>
          <table:table-cell office:value-type="string">
            <text:p><text:span text:style-name="T40">Shpilrain V. Problems in group theory motivated by cryptography // arXiv.org, e-Print Archive Mathematics. — 2018. — DOI: 10 . 48550 / ARXIV.1802.07300. — URL: https://arxiv.org/abs/1802.07300v2 (дата обр. 28.03.2023).</text:span></text:p>
          </table:table-cell>
          <table:table-cell table:number-columns-repeated="1024"/>
        </table:table-row>
        <table:table-row table:style-name="ro22">
          <table:table-cell office:value-type="string">
            <text:p><text:span text:style-name="T41">Shpilrain2006</text:span></text:p>
          </table:table-cell>
          <table:table-cell office:value-type="string">
            <text:p><text:span text:style-name="T42">Shpilrain V., Zapata G. Using the subgroup membership search problem in public key cryptography. — 2006. — DOI: 10.1090/conm/418/07955. — URL: https : / / www . researchgate . net / publication / 228626705 _ Using_the_subgroup_membership_search_problem_in_public_key_ cryptography (дата обр. 18.04.2023).</text:span></text:p>
          </table:table-cell>
          <table:table-cell table:number-columns-repeated="1024"/>
        </table:table-row>
        <table:table-row table:style-name="ro23">
          <table:table-cell office:value-type="string">
            <text:p><text:span text:style-name="T43">РҪРҳРҹРўРҳСҐСҖР„РҷРє1994</text:span></text:p>
          </table:table-cell>
          <table:table-cell office:value-type="string">
            <text:p><text:span text:style-name="T44">Безверхний В. Н. О нормализаторах элементов в C(p)-T(q)-группах. // Алгоритмические проблемы теории групп и полугрупп. Межвузовский сборник научных трудов. Изд-во Тул. гос. пед. ун-та им. Л.Н.Толстого. — 1994. — С. 4—58. 2</text:span></text:p>
          </table:table-cell>
          <table:table-cell table:number-columns-repeated="1024"/>
        </table:table-row>
        <table:table-row table:style-name="ro24">
          <table:table-cell office:value-type="string">
            <text:p><text:span text:style-name="T45">РҪРҳРҹРўРҳСҐСҖР„РҷРє2014</text:span></text:p>
          </table:table-cell>
          <table:table-cell office:value-type="string">
            <text:p><text:span text:style-name="T46">Безверхний Н. В. Кольцевые диаграммы с периодическими метками и проблема степенной сопряжённости в группах с условиями C(3)- T(6) // Научное издание МГТУ им. Н.Э.Баумана. — 2014. — Т. No11. — С. 238—256.</text:span></text:p>
          </table:table-cell>
          <table:table-cell table:number-columns-repeated="1024"/>
        </table:table-row>
        <table:table-row table:style-name="ro25">
          <table:table-cell office:value-type="string">
            <text:p><text:span text:style-name="T47">РҪРҳРҹРўРҳСҐСҖР„РҷРє2010</text:span></text:p>
          </table:table-cell>
          <table:table-cell office:value-type="string">
            <text:p><text:span text:style-name="T48">Безверхний Н. В. Нормальные формы для элементов бесконечного по- рядка в группах с условиями C(3)-T(6) // Известия ТулГУ. Естествен- ные науки. — 2010. — № 1. — С. 6—25.</text:span></text:p>
          </table:table-cell>
          <table:table-cell table:number-columns-repeated="1024"/>
        </table:table-row>
        <table:table-row table:style-name="ro26">
          <table:table-cell office:value-type="string">
            <text:p><text:span text:style-name="T49">РЊРҷР„РұР«Р„1980</text:span></text:p>
          </table:table-cell>
          <table:table-cell office:value-type="string">
            <text:p><text:span text:style-name="T50">Линдон Р., Шупп П. Комбинаторная теория групп. — М. : Мир, 1980. — С. 1—447. — Пер. с англ.</text:span></text:p>
          </table:table-cell>
          <table:table-cell table:number-columns-repeated="1024"/>
        </table:table-row>
        <table:table-row table:style-name="ro27">
          <table:table-cell office:value-type="string">
            <text:p><text:span text:style-name="T51">РЁРөРүР„СЋСҒ1974</text:span></text:p>
          </table:table-cell>
          <table:table-cell office:value-type="string">
            <text:p><text:span text:style-name="T52">Магнус Д., Каррас А., Солитер Д. Комбинаторная теория групп. — М. : Наука, 1974. — С. 1—456. — Пер. с англ.</text:span></text:p>
          </table:table-cell>
          <table:table-cell table:number-columns-repeated="1024"/>
        </table:table-row>
        <table:table-row table:style-name="ro28">
          <table:table-cell office:value-type="string">
            <text:p><text:span text:style-name="T53">Р¤РњСӔСЇРөР„СҒРәРҷРє1989</text:span></text:p>
          </table:table-cell>
          <table:table-cell office:value-type="string">
            <text:p><text:span text:style-name="T54">Ольшанский А. Ю. Геометрия определяющих соотношений в груп- пах. — М. : Наука, 1989. — С. 1—448. — (Современная алгебра). 3</text:span></text:p>
          </table:table-cell>
          <table:table-cell table:number-columns-repeated="1024"/>
        </table:table-row>
        <table:table-row table:number-rows-repeated="37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family="text" style:name="T55">
      <style:text-properties/>
    </style:style>
  </office:automatic-styles>
  <office:master-styles>
    <style:master-page style:name="MasterPage1" style:page-layout-name="Mpm1">
      <style:footer>
        <text:span text:style-name="T55">Page 1</text:span>
      </style:footer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0.204</meta:generator>
    <meta:initial-creator/>
    <meta:creation-date/>
    <meta:editing-cycles/>
    <meta:editing-duration/>
    <dc:date/>
    <dc:creator/>
    <meta:document-statistic/>
  </office:meta>
</office:document-meta>
</file>